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e6e64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524cm" svg:height="8.889cm" svg:x="2.27cm" svg:y="2.27cm" svg:viewBox="0 0 9525 8890" draw:points="6985,8890 5080,8255 3810,8255 1905,6985 1905,5715 1270,5080 0,3810 0,1905 635,1270 1270,0 2540,0 3810,635 6985,635 8255,1270 8890,2540 8890,3810 9525,5080 9525,6350 8890,6985 7620,7620 6985,8255">
          <text:p/>
        </draw:polygon>
        <draw:polyline draw:style-name="gr2" draw:text-style-name="P1" draw:layer="layout" svg:width="3.174cm" svg:height="1.904cm" draw:transform="rotate (-1.5707963267949) translate (6.07999999999623cm 3.53999999999774cm)" svg:viewBox="0 0 3175 1905" draw:points="0,1905 635,1905 1270,1270 2540,635 3175,0">
          <text:p/>
        </draw:polyline>
        <draw:polyline draw:style-name="gr2" draw:text-style-name="P1" draw:layer="layout" svg:width="4.04cm" svg:height="0.448cm" draw:transform="rotate (-2.35619449019235) translate (8.93750000000009cm 3.85749999999934cm)" svg:viewBox="0 0 4041 449" draw:points="0,449 898,449 1347,0 2245,0 3143,0 4041,0">
          <text:p/>
        </draw:polyline>
        <draw:polyline draw:style-name="gr2" draw:text-style-name="P1" draw:layer="layout" svg:width="5.387cm" svg:height="1.346cm" draw:transform="rotate (-0.785398163397448) translate (6.08000000000009cm 6.71499999999991cm)" svg:viewBox="0 0 5388 1347" draw:points="0,0 898,0 898,898 1347,1347 2245,1347 3143,449 5388,898">
          <text:p/>
        </draw:polyline>
        <draw:polyline draw:style-name="gr2" draw:text-style-name="P1" draw:layer="layout" svg:width="3.809cm" svg:height="1.904cm" draw:transform="rotate (-1.5707963267949) translate (9.89000000000038cm 5.445cm)" svg:viewBox="0 0 3810 1905" draw:points="0,0 1270,0 2540,1270 3175,1270 3810,1905">
          <text:p/>
        </draw:polyline>
        <draw:polyline draw:style-name="gr2" draw:text-style-name="P1" draw:layer="layout" svg:width="2.244cm" svg:height="1.346cm" draw:transform="rotate (-0.785398163397448) translate (3.85749999999699cm 4.45750000000076cm)" svg:viewBox="0 0 2245 1347" draw:points="0,1347 898,1347 2245,0">
          <text:p/>
        </draw:polyline>
        <draw:polyline draw:style-name="gr2" draw:text-style-name="P1" draw:layer="layout" svg:width="0.634cm" svg:height="2.539cm" draw:transform="rotate (-1.5707963267949) translate (11.1599999999993cm 7.98499999999831cm)" svg:viewBox="0 0 635 2540" draw:points="635,0 0,635 0,1270 635,2540">
          <text:p/>
        </draw:polyline>
        <draw:line draw:style-name="gr2" draw:text-style-name="P1" draw:layer="layout" svg:x1="9.255cm" svg:y1="4.81cm" svg:x2="7.985cm" svg:y2="4.81cm">
          <text:p/>
        </draw:line>
        <draw:line draw:style-name="gr3" draw:text-style-name="P1" draw:layer="layout" svg:x1="9.355cm" svg:y1="11.36cm" svg:x2="9.808cm" svg:y2="11.995cm">
          <text:p/>
        </draw:line>
        <draw:custom-shape draw:style-name="gr4" draw:text-style-name="P1" draw:layer="layout" svg:width="0.635cm" svg:height="0.635cm" svg:x="8.402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59cm" svg:height="0.962cm" svg:x="8.25cm" svg:y="9.914cm">
          <draw:text-box>
            <text:p>C</text:p>
          </draw:text-box>
        </draw:frame>
        <draw:custom-shape draw:style-name="gr4" draw:text-style-name="P1" draw:layer="layout" svg:width="0.635cm" svg:height="0.635cm" svg:x="6.227cm" svg:y="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25cm" svg:height="0.962cm" svg:x="6.127cm" svg:y="6.853cm">
          <draw:text-box>
            <text:p>B</text:p>
          </draw:text-box>
        </draw:frame>
        <draw:custom-shape draw:style-name="gr4" draw:text-style-name="P1" draw:layer="layout" svg:width="0.635cm" svg:height="0.635cm" svg:x="7.967cm" svg:y="3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25cm" svg:height="0.962cm" svg:x="7.867cm" svg:y="3.413cm">
          <draw:text-box>
            <text:p>A</text:p>
          </draw:text-box>
        </draw:frame>
        <draw:custom-shape draw:style-name="gr4" draw:text-style-name="P1" draw:layer="layout" svg:width="0.635cm" svg:height="0.635cm" svg:x="12.667cm" svg:y="4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25cm" svg:height="0.962cm" svg:x="12.543cm" svg:y="3.914cm">
          <draw:text-box>
            <text:p>X</text:p>
          </draw:text-box>
        </draw:frame>
        <draw:custom-shape draw:style-name="gr6" draw:text-style-name="P1" draw:layer="layout" svg:width="0.635cm" svg:height="0.635cm" svg:x="4.91cm" svg:y="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962cm" svg:x="4.81cm" svg:y="5.118cm">
          <draw:text-box>
            <text:p text:style-name="P2"><text:span text:style-name="T1">Z</text:span></text:p>
          </draw:text-box>
        </draw:frame>
        <draw:custom-shape draw:style-name="gr6" draw:text-style-name="P1" draw:layer="layout" svg:width="0.635cm" svg:height="0.635cm" svg:x="12.711cm" svg:y="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962cm" svg:x="12.611cm" svg:y="5.718cm">
          <draw:text-box>
            <text:p text:style-name="P2"><text:span text:style-name="T1">Z</text:span></text:p>
          </draw:text-box>
        </draw:frame>
        <draw:frame draw:style-name="gr5" draw:layer="layout" svg:width="4.376cm" svg:height="1.673cm" svg:x="13.644cm" svg:y="3.914cm">
          <draw:text-box>
            <text:p>Cross-section</text:p>
            <text:p>survey data</text:p>
          </draw:text-box>
        </draw:frame>
        <draw:frame draw:style-name="gr5" draw:layer="layout" svg:width="5.078cm" svg:height="1.673cm" svg:x="13.644cm" svg:y="5.715cm">
          <draw:text-box>
            <text:p>Location without</text:p>
            <text:p>data</text:p>
          </draw:text-box>
        </draw:frame>
        <draw:line draw:style-name="gr7" draw:text-style-name="P1" draw:layer="layout" svg:x1="4.44cm" svg:y1="20.05cm" svg:x2="4.44cm" svg:y2="15.605cm">
          <text:p/>
        </draw:line>
        <draw:line draw:style-name="gr7" draw:text-style-name="P1" draw:layer="layout" svg:x1="4.44cm" svg:y1="20.05cm" svg:x2="9.52cm" svg:y2="20.05cm">
          <text:p/>
        </draw:line>
        <draw:path draw:style-name="gr8" draw:text-style-name="P1" draw:layer="layout" svg:width="3.814cm" svg:height="1.408cm" draw:transform="skewX (-0.395142542651516) rotate (0.58800142499689) translate (4.43999999999845cm 20.049999999999cm)" svg:viewBox="0 0 3815 1409" svg:d="m0 0c1526 0 3815 1409 3815 1409">
          <text:p/>
        </draw:path>
        <draw:path draw:style-name="gr8" draw:text-style-name="P1" draw:layer="layout" svg:width="5.635cm" svg:height="1.584cm" draw:transform="rotate (0.982794901798007) translate (4.44cm 20.05cm)" svg:viewBox="0 0 5636 1585" svg:d="m0 0c2290 0 5636 1585 5636 1585">
          <text:p/>
        </draw:path>
        <draw:path draw:style-name="gr9" draw:text-style-name="P1" draw:layer="layout" svg:width="5.079cm" svg:height="0.634cm" draw:transform="rotate (0.643502895210309) translate (4.44cm 20.05cm)" svg:viewBox="0 0 5080 635" svg:d="m0 0c3175 0 5080 635 5080 635">
          <text:p/>
        </draw:path>
        <draw:line draw:style-name="gr7" draw:text-style-name="P1" draw:layer="layout" svg:x1="11.69cm" svg:y1="20.051cm" svg:x2="11.69cm" svg:y2="15.606cm">
          <text:p/>
        </draw:line>
        <draw:line draw:style-name="gr7" draw:text-style-name="P1" draw:layer="layout" svg:x1="11.69cm" svg:y1="20.051cm" svg:x2="16.77cm" svg:y2="20.051cm">
          <text:p/>
        </draw:line>
        <draw:path draw:style-name="gr8" draw:text-style-name="P1" draw:layer="layout" svg:width="3.347cm" svg:height="0.803cm" draw:transform="skewX (-0.92624623403339) rotate (0.322187779918153) translate (11.6899999967412cm 20.0509999989115cm)" svg:viewBox="0 0 3348 804" svg:d="m0 0c1339 0 3348 804 3348 804">
          <text:p/>
        </draw:path>
        <draw:path draw:style-name="gr8" draw:text-style-name="P1" draw:layer="layout" svg:width="5.163cm" svg:height="2.019cm" draw:transform="rotate (0.982794901798007) translate (11.69cm 20.051cm)" svg:viewBox="0 0 5164 2020" svg:d="m0 0c2290 0 5164 2020 5164 2020">
          <text:p/>
        </draw:path>
        <draw:path draw:style-name="gr9" draw:text-style-name="P1" draw:layer="layout" svg:width="4.662cm" svg:height="0.518cm" draw:transform="skewX (-0.272445896236315) rotate (0.512603201310735) translate (11.6899999990002cm 20.0509999989995cm)" svg:viewBox="0 0 4663 519" svg:d="m0 0c2915 0 4663 519 4663 519">
          <text:p/>
        </draw:path>
        <draw:frame draw:style-name="gr5" draw:layer="layout" svg:width="0.925cm" svg:height="0.962cm" svg:x="3.47cm" svg:y="16.24cm">
          <draw:text-box>
            <text:p>A</text:p>
          </draw:text-box>
        </draw:frame>
        <draw:frame draw:style-name="gr5" draw:layer="layout" svg:width="0.959cm" svg:height="0.962cm" svg:x="10.671cm" svg:y="16.24cm">
          <draw:text-box>
            <text:p>R</text:p>
          </draw:text-box>
        </draw:frame>
        <draw:frame draw:style-name="gr5" draw:layer="layout" svg:width="0.959cm" svg:height="0.962cm" svg:x="8.171cm" svg:y="20.04cm">
          <draw:text-box>
            <text:p>D</text:p>
          </draw:text-box>
        </draw:frame>
        <draw:frame draw:style-name="gr5" draw:layer="layout" svg:width="0.959cm" svg:height="0.962cm" svg:x="15.372cm" svg:y="20.04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neis</meta:initial-creator>
    <meta:creation-date>2012-03-22T11:21:01</meta:creation-date>
    <dc:date>2013-06-26T16:06:57</dc:date>
    <meta:editing-duration>PT3H16M43S</meta:editing-duration>
    <meta:editing-cycles>3</meta:editing-cycles>
    <meta:generator>LibreOffice/3.5$Linux_x86 LibreOffice_project/350m1$Build-2</meta:generator>
    <meta:document-statistic meta:object-count="37"/>
  </office:meta>
</office:document-meta>
</file>